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105.9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21:07:49.28759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09-29T23:22:27.533425927</dc:date>
    <meta:editing-duration>PT6H2M6S</meta:editing-duration>
    <meta:editing-cycles>15</meta:editing-cycles>
    <meta:generator>LibreOffice/5.1.4.2$Linux_X86_64 LibreOffice_project/10m0$Build-2</meta:generator>
    <dc:creator>Michael Gardner</dc:creator>
    <meta:document-statistic meta:table-count="4" meta:cell-count="671" meta:object-count="0"/>
  </office:meta>
</office:document-meta>
</file>